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62.35mm"/>
    </style:style>
    <style:style style:name="co4" style:family="table-column">
      <style:table-column-properties fo:break-before="auto" style:column-width="35.9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Índice Ran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2ds1-2sp</text:p>
          </table:table-cell>
          <table:covered-table-cell table:number-columns-repeated="3" table:style-name="ce3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4" office:value-type="string" calcext:value-type="string">
            <text:p>K-médias (10 iterações)</text:p>
          </table:table-cell>
          <table:table-cell table:style-name="ce2" office:value-type="string" calcext:value-type="string">
            <text:p>single-link</text:p>
          </table:table-cell>
          <table:table-cell table:style-name="ce2" office:value-type="string" calcext:value-type="string">
            <text:p>average-link</text:p>
          </table:table-cell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0.04570074549098198</text:p>
          </table:table-cell>
          <table:table-cell table:style-name="ce6" office:value-type="string" calcext:value-type="string">
            <text:p>1.0</text:p>
          </table:table-cell>
          <table:table-cell table:style-name="ce6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0.044869406427434456</text:p>
          </table:table-cell>
          <table:table-cell table:style-name="ce6" office:value-type="string" calcext:value-type="string">
            <text:p>0.998001996003992</text:p>
          </table:table-cell>
          <table:table-cell table:style-name="ce6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0.04938617823014548</text:p>
          </table:table-cell>
          <table:table-cell table:style-name="ce6" office:value-type="string" calcext:value-type="string">
            <text:p>0.996003984015936</text:p>
          </table:table-cell>
          <table:table-cell table:style-name="ce6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0.03404402912630682</text:p>
          </table:table-cell>
          <table:table-cell table:style-name="ce6" office:value-type="string" calcext:value-type="string">
            <text:p>0.9940099680918327</text:p>
          </table:table-cell>
          <table:table-cell table:style-name="ce6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3" table:number-rows-repeated="2">
          <table:table-cell table:style-name="ce3" table:number-columns-repeated="4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c2ds3-2g</text:p>
          </table:table-cell>
          <table:covered-table-cell table:number-columns-repeated="3" table:style-name="ce3"/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4" office:value-type="string" calcext:value-type="string">
            <text:p>K-médias (10 iterações)</text:p>
          </table:table-cell>
          <table:table-cell table:style-name="ce2" office:value-type="string" calcext:value-type="string">
            <text:p>single-link</text:p>
          </table:table-cell>
          <table:table-cell table:style-name="ce2" office:value-type="string" calcext:value-type="string">
            <text:p>average-link</text:p>
          </table:table-cell>
          <table:table-cell table:number-columns-repeated="3"/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0.9176817446987999</text:p>
          </table:table-cell>
          <table:table-cell table:style-name="ce6" office:value-type="string" calcext:value-type="string">
            <text:p>0.0003603746454815536</text:p>
          </table:table-cell>
          <table:table-cell table:style-name="ce6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0.4489571813675844</text:p>
          </table:table-cell>
          <table:table-cell table:style-name="ce6" office:value-type="string" calcext:value-type="string">
            <text:p>0.0003204143703386473</text:p>
          </table:table-cell>
          <table:table-cell table:style-name="ce6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0.3999700460622993</text:p>
          </table:table-cell>
          <table:table-cell table:style-name="ce6" office:value-type="string" calcext:value-type="string">
            <text:p>0.00025650970764511566</text:p>
          </table:table-cell>
          <table:table-cell table:style-name="ce6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0.32237537860604015</text:p>
          </table:table-cell>
          <table:table-cell table:style-name="ce6" office:value-type="string" calcext:value-type="string">
            <text:p>0.00022856122260002105</text:p>
          </table:table-cell>
          <table:table-cell table:style-name="ce6"/>
          <table:table-cell table:number-columns-repeated="2"/>
          <table:table-cell table:style-name="ce7"/>
          <table:table-cell table:number-columns-repeated="1017"/>
        </table:table-row>
        <table:table-row table:style-name="ro3" table:number-rows-repeated="2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4" table:number-rows-spanned="1">
            <text:p>monkey</text:p>
          </table:table-cell>
          <table:covered-table-cell table:number-columns-repeated="2" table:style-name="ce3"/>
          <table:covered-table-cell table:style-name="ce7"/>
          <table:table-cell table:number-columns-repeated="2"/>
          <table:table-cell table:style-name="ce7"/>
          <table:table-cell table:number-columns-repeated="1017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4" office:value-type="string" calcext:value-type="string">
            <text:p>K-médias (10 iterações)</text:p>
          </table:table-cell>
          <table:table-cell table:style-name="ce2" office:value-type="string" calcext:value-type="string">
            <text:p>single-link</text:p>
          </table:table-cell>
          <table:table-cell table:style-name="ce2" office:value-type="string" calcext:value-type="string">
            <text:p>average-link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0.42891872247627943</text:p>
          </table:table-cell>
          <table:table-cell table:style-name="ce6" office:value-type="string" calcext:value-type="string">
            <text:p>0.5995794532892761</text:p>
          </table:table-cell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0.5186847643237168</text:p>
          </table:table-cell>
          <table:table-cell table:style-name="ce6" office:value-type="string" calcext:value-type="string">
            <text:p>0.764390502562894</text:p>
          </table:table-cell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0.6116365735234649</text:p>
          </table:table-cell>
          <table:table-cell table:style-name="ce6" office:value-type="string" calcext:value-type="string">
            <text:p>0.8707707222491518</text:p>
          </table:table-cell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0.479392002779678</text:p>
          </table:table-cell>
          <table:table-cell table:style-name="ce6" office:value-type="string" calcext:value-type="string">
            <text:p>0.8344550575452158</text:p>
          </table:table-cell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0.6192809063170486</text:p>
          </table:table-cell>
          <table:table-cell table:style-name="ce6" office:value-type="string" calcext:value-type="string">
            <text:p>0.8276670836411557</text:p>
          </table:table-cell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0.48910371573537775</text:p>
          </table:table-cell>
          <table:table-cell table:style-name="ce6" office:value-type="string" calcext:value-type="string">
            <text:p>0.8227409963728598</text:p>
          </table:table-cell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0.4224024552517127</text:p>
          </table:table-cell>
          <table:table-cell table:style-name="ce6" office:value-type="string" calcext:value-type="string">
            <text:p>0.8221903166270184</text:p>
          </table:table-cell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0.5514889289321689</text:p>
          </table:table-cell>
          <table:table-cell table:style-name="ce6" office:value-type="string" calcext:value-type="string">
            <text:p>0.8182816881058694</text:p>
          </table:table-cell>
          <table:table-cell table:style-name="ce8"/>
          <table:table-cell table:number-columns-repeated="2"/>
          <table:table-cell table:style-name="ce7"/>
          <table:table-cell table:number-columns-repeated="1017"/>
        </table:table-row>
        <table:table-row table:style-name="ro3" table:number-rows-repeated="974">
          <table:table-cell table:number-columns-repeated="6"/>
          <table:table-cell table:style-name="ce7"/>
          <table:table-cell table:number-columns-repeated="101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2:55:08.126371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11T13:07:59.080217029</dc:date>
    <meta:editing-duration>PT22M25S</meta:editing-duration>
    <meta:editing-cycles>5</meta:editing-cycles>
    <meta:document-statistic meta:table-count="1" meta:cell-count="63" meta:object-count="0"/>
  </office:meta>
</office:document-meta>
</file>